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="Arrow" draw:marker-start-width="0.503cm" draw:marker-end="Arrow" draw:marker-end-width="0.503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4.068cm" fo:min-width="8.706cm"/>
    </style:style>
    <style:style style:name="gr3" style:family="graphic" style:parent-style-name="objectwithoutfill">
      <style:graphic-properties svg:stroke-width="0.102cm" draw:marker-start="Arrow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3.433cm" fo:min-width="8.706cm"/>
    </style:style>
    <style:style style:name="gr5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3.879cm" fo:min-width="8.706cm"/>
    </style:style>
    <style:style style:name="gr6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1.782cm" fo:min-width="8.706cm"/>
    </style:style>
    <style:style style:name="gr7" style:family="graphic" style:parent-style-name="standard">
      <style:graphic-properties svg:stroke-width="0.203cm" svg:stroke-color="#000000" draw:marker-start="Arrow" draw:marker-start-width="0.503cm" draw:marker-end="Arrow" draw:marker-end-width="0.503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svg:stroke-width="0.102cm" svg:stroke-color="#000000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stroke-dash="Fine_20_Dashed_20__28_var_29_" svg:stroke-width="0.152cm" svg:stroke-color="#000000" draw:marker-start="Arrow" draw:marker-end="Arrow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10" style:family="graphic" style:parent-style-name="standard">
      <style:graphic-properties draw:stroke="dash" draw:stroke-dash="Fine_20_Dashed_20__28_var_29_" svg:stroke-width="0.152cm" svg:stroke-color="#000000" draw:marker-start="Arrow" draw:marker-end="Arrow" draw:fill="hatch" draw:fill-color="#008000" draw:fill-hatch-name="Black_20_90_20_Degrees" draw:textarea-horizontal-align="justify" draw:textarea-vertical-align="middle" draw:auto-grow-height="fals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top="0cm" fo:margin-bottom="0cm" fo:line-height="100%" fo:text-align="center"/>
      <style:text-properties fo:font-family="'LM Roman 17'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  <style:text-properties fo:font-family="'LM Roman 17'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font-family="'LM Roman 17'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LM Roman 17'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LM Roman 17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LM Roman 17'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4.191cm" svg:x="8.239cm" svg:y="6.842cm">
          <text:p/>
          <draw:enhanced-geometry svg:viewBox="0 0 21600 21600" draw:path-stretchpoint-x="10800" draw:path-stretchpoint-y="10800" draw:text-areas="?f3 ?f4 ?f5 ?f6" draw:type="round-rectangle" draw:modifiers="3380.15267175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61cm" svg:height="4.191cm" svg:x="1.254cm" svg:y="10.271cm">
          <text:p/>
          <draw:enhanced-geometry svg:viewBox="0 0 21600 21600" draw:path-stretchpoint-x="10800" draw:path-stretchpoint-y="10800" draw:text-areas="?f3 ?f4 ?f5 ?f6" draw:type="round-rectangle" draw:modifiers="4013.931297709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07cm" svg:height="3.937cm" svg:x="8.366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588cm" svg:height="4.637cm" svg:x="8.366cm" svg:y="1cm">
          <draw:text-box>
            <text:p text:style-name="P2"><text:span text:style-name="T1">Station</text:span></text:p>
            <text:p text:style-name="P2"><text:span text:style-name="T1">One</text:span></text:p>
          </draw:text-box>
        </draw:frame>
        <draw:line draw:style-name="gr3" draw:text-style-name="P1" draw:layer="layout" svg:x1="6.207cm" svg:y1="4.302cm" svg:x2="8.62cm" svg:y2="6.842cm">
          <text:p/>
        </draw:line>
        <draw:line draw:style-name="gr3" draw:text-style-name="P1" draw:layer="layout" svg:x1="3.667cm" svg:y1="4.556cm" svg:x2="3.667cm" svg:y2="10.017cm">
          <text:p/>
        </draw:line>
        <draw:frame draw:style-name="gr4" draw:text-style-name="P3" draw:layer="layout" svg:width="5.461cm" svg:height="4.637cm" svg:x="1.381cm" svg:y="9.89cm">
          <draw:text-box>
            <text:p text:style-name="P2"><text:span text:style-name="T1">Station</text:span></text:p>
            <text:p text:style-name="P2"><text:span text:style-name="T1">Two</text:span></text:p>
          </draw:text-box>
        </draw:frame>
        <draw:frame draw:style-name="gr5" draw:text-style-name="P3" draw:layer="layout" svg:width="5.588cm" svg:height="4.637cm" svg:x="8.493cm" svg:y="6.588cm">
          <draw:text-box>
            <text:p text:style-name="P2"><text:span text:style-name="T1">Station</text:span></text:p>
            <text:p text:style-name="P2"><text:span text:style-name="T1">Three</text:span></text:p>
          </draw:text-box>
        </draw:frame>
        <draw:custom-shape draw:style-name="gr1" draw:text-style-name="P1" draw:layer="layout" svg:width="5.08cm" svg:height="1.905cm" svg:x="1.254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207cm" svg:height="2.444cm" svg:x="1.127cm" svg:y="2.073cm">
          <draw:text-box>
            <text:p text:style-name="P2"><text:span text:style-name="T1">Object</text:span></text:p>
          </draw:text-box>
        </draw:frame>
        <draw:line draw:style-name="gr3" draw:text-style-name="P1" draw:layer="layout" svg:x1="6.334cm" svg:y1="3.413cm" svg:x2="8.366cm" svg:y2="3.413cm">
          <text:p/>
        </draw:line>
        <draw:custom-shape draw:style-name="gr7" draw:text-style-name="P5" draw:layer="layout" svg:width="5.207cm" svg:height="3.683cm" svg:x="19.288cm" svg:y="7.35cm">
          <text:p text:style-name="P4"><text:span text:style-name="T2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7cm" svg:y1="3.54cm" svg:x2="19.415cm" svg:y2="7.604cm">
          <text:p/>
        </draw:line>
        <draw:line draw:style-name="gr8" draw:text-style-name="P1" draw:layer="layout" svg:x1="14.208cm" svg:y1="9.128cm" svg:x2="19.161cm" svg:y2="9.382cm">
          <text:p/>
        </draw:line>
        <draw:line draw:style-name="gr8" draw:text-style-name="P1" draw:layer="layout" svg:x1="6.842cm" svg:y1="13.065cm" svg:x2="19.288cm" svg:y2="10.779cm">
          <text:p/>
        </draw:line>
        <draw:line draw:style-name="gr8" draw:text-style-name="P1" draw:layer="layout" svg:x1="21.828cm" svg:y1="13.954cm" svg:x2="21.828cm" svg:y2="11.033cm">
          <text:p/>
        </draw:line>
        <draw:custom-shape draw:style-name="gr7" draw:text-style-name="P6" draw:layer="layout" svg:width="7.366cm" svg:height="3.937cm" svg:x="17.764cm" svg:y="14.081cm">
          <text:p text:style-name="P6"><text:span text:style-name="T3">Response/</text:span></text:p>
          <text:p text:style-name="P6"><text:span text:style-name="T3">No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652cm" svg:height="3.937cm" svg:x="18.526cm" svg:y="1.889cm">
          <text:p text:style-name="P4"><text:span text:style-name="T2">Display/</text:span></text:p>
          <text:p text:style-name="P4"><text:span text:style-name="T2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701cm" svg:y1="5.826cm" svg:x2="21.701cm" svg:y2="7.223cm">
          <text:p/>
        </draw:line>
        <draw:frame draw:style-name="gr9" draw:layer="layout" svg:width="2.263cm" svg:height="1.114cm" svg:x="13.192cm" svg:y="14.745cm">
          <draw:text-box>
            <text:p>RTLS</text:p>
          </draw:text-box>
        </draw:frame>
        <draw:custom-shape draw:style-name="gr10" draw:text-style-name="P1" draw:layer="layout" svg:width="14.605cm" svg:height="14.986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kash Gautam</meta:initial-creator>
    <meta:creation-date>2014-12-14T19:44:48</meta:creation-date>
    <dc:date>2014-12-14T20:39:04</dc:date>
    <dc:creator>Prakash Gautam</dc:creator>
    <meta:editing-duration>PT14M8S</meta:editing-duration>
    <meta:editing-cycles>1</meta:editing-cycles>
    <meta:document-statistic meta:object-count="21"/>
    <meta:generator>LibreOffice/4.0.2.2$Linux_X86_64 LibreOffice_project/400m0$Build-2</meta:generator>
  </office:meta>
</office:document-meta>
</file>